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10700005487000030E9B0034FCE.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svg:font-family="Courier"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style>
    <style:style style:name="P2" style:family="paragraph" style:parent-style-name="Standard">
      <style:text-properties style:font-name="Helvetica" style:font-name-complex="Helvetica"/>
    </style:style>
    <style:style style:name="P3" style:family="paragraph" style:parent-style-name="Standard">
      <style:text-properties style:font-name="Helvetica" fo:font-size="10pt" style:font-size-asian="10pt" style:font-name-complex="Helvetica"/>
    </style:style>
    <style:style style:name="P4" style:family="paragraph" style:parent-style-name="Standard" style:list-style-name="WW8Num1"/>
    <style:style style:name="P5" style:family="paragraph" style:parent-style-name="Standard" style:list-style-name="WW8Num1">
      <style:text-properties officeooo:paragraph-rsid="000160ca"/>
    </style:style>
    <style:style style:name="P6" style:family="paragraph" style:parent-style-name="Standard">
      <style:text-properties fo:color="#c5000b" style:font-name="Helvetica" fo:font-size="10pt" style:font-size-asian="10pt" style:font-name-complex="Helvetica"/>
    </style:style>
    <style:style style:name="P7" style:family="paragraph" style:parent-style-name="Standard">
      <style:text-properties fo:color="#c5000b" style:font-name="Helvetica" fo:font-size="10pt" officeooo:rsid="000160ca" officeooo:paragraph-rsid="000160ca" style:font-size-asian="10pt" style:font-name-complex="Helvetica"/>
    </style:style>
    <style:style style:name="P8" style:family="paragraph" style:parent-style-name="Standard">
      <style:text-properties fo:color="#c5000b" style:font-name="Helvetica" fo:font-size="10pt" officeooo:paragraph-rsid="000160ca" style:font-size-asian="10pt" style:font-name-complex="Helvetica"/>
    </style:style>
    <style:style style:name="P9" style:family="paragraph" style:parent-style-name="Standard" style:list-style-name="WW8Num1">
      <style:text-properties fo:color="#c5000b" officeooo:rsid="000160ca" officeooo:paragraph-rsid="000160ca"/>
    </style:style>
    <style:style style:name="P10" style:family="paragraph" style:parent-style-name="Standard">
      <style:text-properties fo:color="#c5000b" officeooo:rsid="000160ca" officeooo:paragraph-rsid="000160ca"/>
    </style:style>
    <style:style style:name="P11" style:family="paragraph" style:parent-style-name="Standard" style:master-page-name="Standard">
      <style:paragraph-properties style:page-number="auto"/>
      <style:text-properties fo:font-size="18pt" fo:font-weight="bold" style:font-size-asian="18pt" style:font-weight-asian="bold"/>
    </style:style>
    <style:style style:name="P12" style:family="paragraph" style:parent-style-name="Footer">
      <style:paragraph-properties fo:margin-left="0in" fo:margin-right="0.25in" fo:text-align="center" style:justify-single-word="false" fo:text-indent="0in" style:auto-text-indent="false"/>
    </style:style>
    <style:style style:name="T1" style:family="text">
      <style:text-properties fo:font-weight="bold" style:font-weight-asian="bold"/>
    </style:style>
    <style:style style:name="T2" style:family="text">
      <style:text-properties style:font-name="Courier" fo:font-size="10pt" style:font-size-asian="10pt" style:font-name-complex="Courier"/>
    </style:style>
    <style:style style:name="T3" style:family="text">
      <style:text-properties style:font-name="Helvetica" fo:font-size="10pt" style:font-size-asian="10pt" style:font-name-complex="Helvetica"/>
    </style:style>
    <style:style style:name="T4" style:family="text">
      <style:text-properties style:font-name="Helvetica" fo:font-size="10pt" style:font-name-asian="Helvetica" style:font-size-asian="10pt" style:font-name-complex="Helvetica"/>
    </style:style>
    <style:style style:name="T5" style:family="text">
      <style:text-properties style:font-name-asian="Helvetica"/>
    </style:style>
    <style:style style:name="T6" style:family="text">
      <style:text-properties officeooo:rsid="000160ca"/>
    </style:style>
    <style:style style:name="T7"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in" fo:margin-right="0in" style:vertical-pos="top" style:vertical-rel="baseline" fo:padding="0.0008in" fo:border="none" style:mirror="none" fo:clip="rect(2.9909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Worksheet 22: Constructing a Bag using a Linked List</text:p>
      <text:p text:style-name="P1"/>
      <text:p text:style-name="Standard"><text:span text:style-name="T1">In Preparation</text:span>: Read Chapter 8 to learn more about the Bag data abstraction. If you have not done so already, complete Worksheets 17 and 18 to learn about the basic features of the linked list.</text:p>
      <text:p text:style-name="Standard"/>
      <text:p text:style-name="Standard">In this lesson we continue developing the LinkedList data structure started in Worksheet 19. In the earlier worksheet you implemented operations to add and remove values from either the front or the back of the container. Recall that this implementation used a sentinel at both ends and double links. Because we want to quickly determine the number of elements in the collection, the implementation also maintained an integer data field named count, similar to the count field in the dynamic array bag.</text:p>
      <text:p text:style-name="Standard"/>
      <text:p text:style-name="Standard"><draw:frame draw:style-name="fr2" draw:name="graphics1" text:anchor-type="as-char" svg:width="5.9945in" svg:height="1.3744in" draw:z-index="0"><draw:image xlink:href="Pictures/2000010700005487000030E9B0034FCE.wmf" xlink:type="simple" xlink:show="embed" xlink:actuate="onLoad"/></draw:frame></text:p>
      <text:p text:style-name="Standard"/>
      <text:p text:style-name="Standard">Also recall that adding or removing elements is a problem that you have already solved. Adding a new value at either end was implemented using a more general internal function, termed addLink:</text:p>
      <text:p text:style-name="Standard"/>
      <text:p text:style-name="Standard"><text:span text:style-name="T2">void _addLink (struct LinkedList * lst, struct dlink * lnk, TYPE e);</text:span></text:p>
      <text:p text:style-name="Standard"/>
      <text:p text:style-name="Standard">Similarly removing a value, from either the front or the back, used the following function:</text:p>
      <text:p text:style-name="Standard"/>
      <text:p text:style-name="Standard"><text:span text:style-name="T2">void _removeLink (struct linkedList * lst, struct dlink * lnk);</text:span></text:p>
      <text:p text:style-name="Standard"/>
      <text:p text:style-name="Standard">To create a bag we need three operations: add, contains, and remove. The add operation can simply add the new value to the front, and so is easy to write. The method contains must use a loop to cycle over the chain of links. Each element is tested against the argument, using the EQ macro. If any are equal, then the Boolean value true is returned. Otherwise, if the loop terminates without finding any matching element, the value False is returned.</text:p>
      <text:p text:style-name="Standard"/>
      <text:p text:style-name="Standard">The remove method uses a similar loop. However, this time, if a matching value is found, then the method removeLink is invoked. The method then terminates, without examining the rest of the collection.</text:p>
      <text:p text:style-name="Standard"/>
      <text:p text:style-name="Standard">Complete the implementation of the ListBag based on these ideas:</text:p>
      <text:p text:style-name="Standard"/>
      <text:p text:style-name="P2"/>
      <text:p text:style-name="P3"><text:soft-page-break/>struct dlink {</text:p>
      <text:p text:style-name="Standard"><text:span text:style-name="T4"><text:s text:c="3"/></text:span><text:span text:style-name="T3">TYPE value;</text:span></text:p>
      <text:p text:style-name="P3"><text:span text:style-name="T5"><text:s text:c="3"/></text:span>struct dlink * next;</text:p>
      <text:p text:style-name="P3"><text:span text:style-name="T5"><text:s text:c="3"/></text:span>struct dlink * prev;</text:p>
      <text:p text:style-name="P3">};</text:p>
      <text:p text:style-name="P3"/>
      <text:p text:style-name="P3">struct linkedList {</text:p>
      <text:p text:style-name="P3"><text:span text:style-name="T5"><text:s text:c="3"/></text:span>struct dlink * frontSentinel;</text:p>
      <text:p text:style-name="P3"><text:span text:style-name="T5"><text:s text:c="3"/></text:span>struct dlink * backSentinel;</text:p>
      <text:p text:style-name="P3"><text:span text:style-name="T5"><text:s text:c="3"/></text:span>int size;</text:p>
      <text:p text:style-name="P3">};</text:p>
      <text:p text:style-name="P3"/>
      <text:p text:style-name="P3"><text:tab/>/* the following functions were written in earlier lessons */</text:p>
      <text:p text:style-name="P3">void linkedlistInit (struct linkedList *lst);</text:p>
      <text:p text:style-name="P3">void linkedListFree (struct linkedList *lst);</text:p>
      <text:p text:style-name="Standard"><text:span text:style-name="T3">void _addLink (struct linkedList * lst, struct dlink * lnk, TYPE e);</text:span></text:p>
      <text:p text:style-name="P3">void _removeLink (struct linkedList * lst, struct dlink * lnk); <text:s text:c="2"/></text:p>
      <text:p text:style-name="P3"/>
      <text:p text:style-name="Standard"><text:span text:style-name="T3">void linkedListAdd (struct linkedList * lst, TYPE e)</text:span></text:p>
      <text:p text:style-name="Standard"><text:span text:style-name="T4"><text:s text:c="3"/></text:span><text:span text:style-name="T3">{ _addLink(lst, lst-&gt;frontSentinel-&gt;next, e); }</text:span></text:p>
      <text:p text:style-name="P3"/>
      <text:p text:style-name="P3">/* you must write the following */</text:p>
      <text:p text:style-name="P3"/>
      <text:p text:style-name="Standard"><text:span text:style-name="T3">int linkedListContains (struct linkedList *lst, TYPE e) {</text:span></text:p>
      <text:p text:style-name="P3"/>
      <text:p text:style-name="P7">struct DLink *temp = lst-&gt;frontSentinel-&gt;next;</text:p>
      <text:p text:style-name="P6"/>
      <text:p text:style-name="P7">while(temp != lst-&gt;backSentinel){</text:p>
      <text:p text:style-name="P7"><text:tab/>if(temp-&gt;value == e){</text:p>
      <text:p text:style-name="P7"><text:tab/><text:tab/>return 1;</text:p>
      <text:p text:style-name="P7"><text:tab/>}</text:p>
      <text:p text:style-name="P7"><text:tab/>temp = temp-&gt;next;</text:p>
      <text:p text:style-name="P8"><text:span text:style-name="T6">}</text:span></text:p>
      <text:p text:style-name="P7">return 0;</text:p>
      <text:p text:style-name="P3"/>
      <text:p text:style-name="P3">}</text:p>
      <text:p text:style-name="P3"/>
      <text:p text:style-name="Standard"><text:span text:style-name="T3">void linkedListRemove (struct linkedList *lst, TYPE e) {</text:span></text:p>
      <text:p text:style-name="P3"/>
      <text:p text:style-name="P7"><text:s text:c="4"/>struct DLink *link = lst-&gt;frontSentinel-&gt;next;</text:p>
      <text:p text:style-name="P7"/>
      <text:p text:style-name="P7"><text:s text:c="4"/>while(link != lst-&gt;backSentinel){</text:p>
      <text:p text:style-name="P7"><text:s text:c="8"/>if(link-&gt;value == e){</text:p>
      <text:p text:style-name="P7"><text:s text:c="12"/>_removeLink(lst, link);</text:p>
      <text:p text:style-name="P7"><text:s text:c="8"/>}</text:p>
      <text:p text:style-name="P7"><text:s text:c="8"/>link = link-&gt;next;</text:p>
      <text:p text:style-name="P7"><text:tab/>}</text:p>
      <text:p text:style-name="P3"/>
      <text:p text:style-name="P3">}</text:p>
      <text:p text:style-name="Standard"/>
      <text:p text:style-name="Standard"/>
      <text:list xml:id="list9185755558127518970" text:style-name="WW8Num1">
        <text:list-item>
          <text:p text:style-name="P5">What were the algorithmic complexities of the methods addLink and removeLink</text:p>
          <text:p text:style-name="P5"><text:s/>that you wrote back in linked list for Deque?</text:p>
          <text:p text:style-name="P9">O(1), O(1)</text:p>
        </text:list-item>
      </text:list>
      <text:p text:style-name="P10"/>
      <text:list xml:id="list144605986150247" text:continue-numbering="true" text:style-name="WW8Num1">
        <text:list-item>
          <text:p text:style-name="P4"><text:soft-page-break/>Given your answer to the previous question, what are the algorithmic complexities of the three principle Bag opera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svg:font-family="Courier"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align="center" style:justify-single-word="false" fo:text-indent="0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Header">Worksheet 22: Constructing a Bag using a Linked List <text:s text:c="3"/>NAME:</text:p>
      </style:header>
      <style:footer>
        <text:p text:style-name="MP1"><draw:frame draw:style-name="Mfr1" draw:name="Frame1" text:anchor-type="paragraph" svg:y="0.0008in" draw:z-index="3"><draw:text-box fo:min-height="0.0228in" fo:min-width="0in"><text:p text:style-name="Footer"><text:span text:style-name="Page_20_Number"><text:page-number text:select-page="current">3</text:page-number></text:span></text:p></draw:text-box></draw:frame>An Active Learning Approach to Data Structures using 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orksheet 9: Constructing a Bag using a Linked List</dc:title>
    <meta:initial-creator>OSU EECS</meta:initial-creator>
    <meta:creation-date>2012-10-18T17:34:00</meta:creation-date>
    <dc:date>2014-01-28T14:46:05.809000000</dc:date>
    <meta:print-date>2009-04-16T17:46:00</meta:print-date>
    <meta:editing-cycles>2</meta:editing-cycles>
    <meta:editing-duration>PT1M</meta:editing-duration>
    <meta:document-statistic meta:table-count="0" meta:image-count="1" meta:object-count="0" meta:page-count="3" meta:paragraph-count="55" meta:word-count="527" meta:character-count="3287" meta:non-whitespace-character-count="2737"/>
    <meta:generator>LibreOffice/4.1.4.2$Windows_x86 LibreOffice_project/0a0440ccc0227ad9829de5f46be37cfb6edcf72</meta:generator>
    <meta:user-defined meta:name="Mendeley Citation Style_1">American Psychological Association</meta:user-defined>
  </office:meta>
</office:document-meta>
</file>